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cf38e" officeooo:paragraph-rsid="000cf38e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tos gratuítas – UNSPLASH.COM</text:p>
      <text:p text:style-name="Standard">{</text:p>
      <text:p text:style-name="Standard"><text:s text:c="4"/>"editor.fontSize": 16,</text:p>
      <text:p text:style-name="Standard"><text:s text:c="4"/>"terminal.integrated.fontSize": 16,</text:p>
      <text:p text:style-name="Standard"><text:s text:c="4"/>"workbench.colorTheme": "Omni",</text:p>
      <text:p text:style-name="Standard"><text:s text:c="4"/>"workbench.iconTheme": "material-icon-theme",</text:p>
      <text:p text:style-name="Standard"><text:s text:c="4"/>"editor.bracketPairColorization.enabled": true,</text:p>
      <text:p text:style-name="Standard"><text:s text:c="4"/>"editor.minimap.enabled": false,</text:p>
      <text:p text:style-name="Standard"><text:s text:c="4"/>"editor.wordWrap": "on",</text:p>
      <text:p text:style-name="Standard"><text:s text:c="4"/>"workbench.editor.tabSizing": "shrink",</text:p>
      <text:p text:style-name="Standard"><text:s text:c="4"/>"explorer.compactFolders": false,</text:p>
      <text:p text:style-name="Standard"><text:s text:c="4"/>"files.autoSave": "afterDelay",</text:p>
      <text:p text:style-name="Standard"><text:s text:c="2"/></text:p>
      <text:p text:style-name="Standard"><text:s text:c="4"/>// formatter</text:p>
      <text:p text:style-name="Standard"><text:s text:c="4"/>"prettier.tabWidth": 2,</text:p>
      <text:p text:style-name="Standard"><text:s text:c="4"/>"prettier.semi": false,</text:p>
      <text:p text:style-name="Standard"><text:s text:c="4"/>"prettier.singleQuote": true,</text:p>
      <text:p text:style-name="Standard"><text:s text:c="4"/>"prettier.trailingComma": "none",</text:p>
      <text:p text:style-name="Standard"><text:s text:c="4"/>"prettier.arrowParens": "avoid",</text:p>
      <text:p text:style-name="Standard"><text:s text:c="4"/>"prettier.endOfLine": "auto",</text:p>
      <text:p text:style-name="Standard"><text:s text:c="4"/>"editor.tabSize": 2,</text:p>
      <text:p text:style-name="Standard"><text:s text:c="4"/>"editor.formatOnSave": true,</text:p>
      <text:p text:style-name="Standard"><text:s text:c="4"/>"[javascript]": {</text:p>
      <text:p text:style-name="Standard"><text:s text:c="6"/>"editor.defaultFormatter": "esbenp.prettier-vscode"</text:p>
      <text:p text:style-name="Standard"><text:s text:c="4"/>},</text:p>
      <text:p text:style-name="Standard"><text:s text:c="4"/>"[html]": {</text:p>
      <text:p text:style-name="Standard"><text:s text:c="6"/>"editor.defaultFormatter": "esbenp.prettier-vscode"</text:p>
      <text:p text:style-name="Standard"><text:s text:c="4"/>},</text:p>
      <text:p text:style-name="Standard"><text:s text:c="4"/>"[css]": {</text:p>
      <text:p text:style-name="Standard"><text:s text:c="6"/>"editor.defaultFormatter": "esbenp.prettier-vscode"</text:p>
      <text:p text:style-name="Standard"><text:s text:c="4"/>},</text:p>
      <text:p text:style-name="Standard"><text:s text:c="4"/>"liveServer.settings.donotShowInfoMsg": true,</text:p>
      <text:p text:style-name="Standard"><text:s text:c="4"/>"liveServer.settings.donotVerifyTags": true,</text:p>
      <text:p text:style-name="Standard"><text:s text:c="2"/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20:30:08.394834778</meta:creation-date>
    <dc:date>2022-05-03T21:29:08.695221582</dc:date>
    <meta:editing-duration>PT4M2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4" meta:word-count="62" meta:character-count="1016" meta:non-whitespace-character-count="856"/>
  </office:meta>
</office:document-meta>
</file>